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91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hoc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.682749" calcext:value-type="float">
            <text:p>1.6827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.904676" calcext:value-type="float">
            <text:p>2.9046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.028426" calcext:value-type="float">
            <text:p>1.028426</text:p>
          </table:table-cell>
          <table:table-cell table:number-columns-repeated="2"/>
          <table:table-cell table:formula="of:=PI()" office:value-type="float" office:value="3.14159265358979" calcext:value-type="float">
            <text:p>3.141592653589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ta(ClOH)</text:p>
          </table:table-cell>
          <table:table-cell office:value-type="float" office:value="103.53" calcext:value-type="float">
            <text:p>103.53</text:p>
          </table:table-cell>
          <table:table-cell table:formula="of:=[.B5]*(2*PI())/360" office:value-type="float" office:value="1.80693937458973" calcext:value-type="float">
            <text:p>1.806939374589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op</text:p>
          </table:table-cell>
          <table:table-cell office:value-type="float" office:value="0" calcext:value-type="float">
            <text:p>0</text:p>
          </table:table-cell>
          <table:table-cell table:formula="of:=[.B6]*(2*PI())/36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0 0 0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l-</text:p>
          </table:table-cell>
          <table:table-cell table:formula="of:=[.B3]" office:value-type="float" office:value="2.904676" calcext:value-type="float">
            <text:p>2.9046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2.904676 0 0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l-</text:p>
          </table:table-cell>
          <table:table-cell table:formula="of:=[.B2]*COS([.C5])" office:value-type="float" office:value="-0.393686639554355" calcext:value-type="float">
            <text:p>-0.393686639554355</text:p>
          </table:table-cell>
          <table:table-cell table:formula="of:=[.B2]*SIN([.C5])" office:value-type="float" office:value="1.63604860161225" calcext:value-type="float">
            <text:p>1.636048601612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-0.393686639554355 1.63604860161225 0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table:formula="of:=[.B4]*COS([.C6])" office:value-type="float" office:value="1.028426" calcext:value-type="float">
            <text:p>1.028426</text:p>
          </table:table-cell>
          <table:table-cell office:value-type="float" office:value="0" calcext:value-type="float">
            <text:p>0</text:p>
          </table:table-cell>
          <table:table-cell table:formula="of:=[.B4]*SIN([.C6])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1.028426 0 0</text:p>
          </table:table-cell>
          <table:covered-table-cell table:number-columns-repeated="2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.682749" calcext:value-type="float">
            <text:p>1.6827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.904676" calcext:value-type="float">
            <text:p>2.9046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.028426" calcext:value-type="float">
            <text:p>1.0284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eta(ClOH)</text:p>
          </table:table-cell>
          <table:table-cell office:value-type="float" office:value="103.53" calcext:value-type="float">
            <text:p>103.53</text:p>
          </table:table-cell>
          <table:table-cell table:formula="of:=[.B19]*(2*PI())/360" office:value-type="float" office:value="1.80693937458973" calcext:value-type="float">
            <text:p>1.806939374589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op</text:p>
          </table:table-cell>
          <table:table-cell office:value-type="float" office:value="15" calcext:value-type="float">
            <text:p>15</text:p>
          </table:table-cell>
          <table:table-cell table:formula="of:=[.B20]*(2*PI())/360" office:value-type="float" office:value="0.261799387799149" calcext:value-type="float">
            <text:p>0.26179938779914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0 0 0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l-</text:p>
          </table:table-cell>
          <table:table-cell table:formula="of:=[.B17]" office:value-type="float" office:value="2.904676" calcext:value-type="float">
            <text:p>2.9046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2.904676 0 0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l-</text:p>
          </table:table-cell>
          <table:table-cell table:formula="of:=[.B16]*COS([.C19])" office:value-type="float" office:value="-0.393686639554355" calcext:value-type="float">
            <text:p>-0.393686639554355</text:p>
          </table:table-cell>
          <table:table-cell table:formula="of:=[.B16]*SIN([.C19])" office:value-type="float" office:value="1.63604860161225" calcext:value-type="float">
            <text:p>1.636048601612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3" table:number-rows-spanned="1">
            <text:p>-0.393686639554355 1.63604860161225 0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table:formula="of:=[.B18]*COS([.C20])" office:value-type="float" office:value="0.993383233827161" calcext:value-type="float">
            <text:p>0.993383233827161</text:p>
          </table:table-cell>
          <table:table-cell office:value-type="float" office:value="0" calcext:value-type="float">
            <text:p>0</text:p>
          </table:table-cell>
          <table:table-cell table:formula="of:=[.B18]*SIN([.C20])" office:value-type="float" office:value="0.266176235278605" calcext:value-type="float">
            <text:p>0.266176235278605</text:p>
          </table:table-cell>
          <table:table-cell/>
          <table:table-cell table:style-name="ce3" office:value-type="string" calcext:value-type="string" table:number-columns-spanned="3" table:number-rows-spanned="1">
            <text:p>0.993383233827161 0 0.266176235278605</text:p>
          </table:table-cell>
          <table:covered-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.682749" calcext:value-type="float">
            <text:p>1.6827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.904676" calcext:value-type="float">
            <text:p>2.9046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0.99856169" calcext:value-type="float">
            <text:p>0.9985616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/>
        </table:table-row>
        <table:table-row table:style-name="ro2">
          <table:table-cell office:value-type="string" calcext:value-type="string">
            <text:p>theta(ClOH)</text:p>
          </table:table-cell>
          <table:table-cell office:value-type="float" office:value="103.53" calcext:value-type="float">
            <text:p>103.53</text:p>
          </table:table-cell>
          <table:table-cell table:formula="of:=[.B32]*(2*PI())/360" office:value-type="float" office:value="1.80693937458973" calcext:value-type="float">
            <text:p>1.80693937458973</text:p>
          </table:table-cell>
          <table:table-cell table:number-columns-repeated="3"/>
          <table:table-cell office:value-type="float" office:value="9856169" calcext:value-type="float">
            <text:p>9856169</text:p>
          </table:table-cell>
          <table:table-cell/>
        </table:table-row>
        <table:table-row table:style-name="ro2">
          <table:table-cell office:value-type="string" calcext:value-type="string">
            <text:p>oop</text:p>
          </table:table-cell>
          <table:table-cell office:value-type="float" office:value="30" calcext:value-type="float">
            <text:p>30</text:p>
          </table:table-cell>
          <table:table-cell table:formula="of:=[.B33]*(2*PI())/360" office:value-type="float" office:value="0.523598775598299" calcext:value-type="float">
            <text:p>0.52359877559829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 </text:p>
          </table:table-cell>
          <table:table-cell table:number-columns-repeated="3" table:style-name="ce2" office:value-type="float" office:value="0" calcext:value-type="float">
            <text:p>0.00000000</text:p>
          </table:table-cell>
          <table:table-cell/>
          <table:table-cell table:style-name="ce4" office:value-type="string" calcext:value-type="string" table:number-columns-spanned="3" table:number-rows-spanned="1">
            <text:p>0.00000000 0.00000000 0.00000000</text:p>
          </table:table-cell>
          <table:covered-table-cell table:number-columns-repeated="2" table:style-name="ce2"/>
        </table:table-row>
        <table:table-row table:style-name="ro2">
          <table:table-cell office:value-type="string" calcext:value-type="string">
            <text:p>Cl-</text:p>
          </table:table-cell>
          <table:table-cell table:style-name="ce2" table:formula="of:=[.B30]" office:value-type="float" office:value="2.904676" calcext:value-type="float">
            <text:p>2.90467600</text:p>
          </table:table-cell>
          <table:table-cell table:number-columns-repeated="2" table:style-name="ce2" office:value-type="float" office:value="0" calcext:value-type="float">
            <text:p>0.00000000</text:p>
          </table:table-cell>
          <table:table-cell/>
          <table:table-cell table:style-name="ce4" office:value-type="string" calcext:value-type="string" table:number-columns-spanned="3" table:number-rows-spanned="1">
            <text:p>2.90467600 0.00000000 0.00000000</text:p>
          </table:table-cell>
          <table:covered-table-cell table:number-columns-repeated="2" table:style-name="ce2"/>
        </table:table-row>
        <table:table-row table:style-name="ro2">
          <table:table-cell office:value-type="string" calcext:value-type="string">
            <text:p>Cl-</text:p>
          </table:table-cell>
          <table:table-cell table:style-name="ce2" table:formula="of:=[.B29]*COS([.C32])" office:value-type="float" office:value="-0.393686639554355" calcext:value-type="float">
            <text:p>-0.39368664</text:p>
          </table:table-cell>
          <table:table-cell table:style-name="ce2" table:formula="of:=[.B29]*SIN([.C32])" office:value-type="float" office:value="1.63604860161225" calcext:value-type="float">
            <text:p>1.63604860</text:p>
          </table:table-cell>
          <table:table-cell table:style-name="ce2" office:value-type="float" office:value="0" calcext:value-type="float">
            <text:p>0.00000000</text:p>
          </table:table-cell>
          <table:table-cell/>
          <table:table-cell table:style-name="ce4" office:value-type="string" calcext:value-type="string" table:number-columns-spanned="3" table:number-rows-spanned="1">
            <text:p>-0.39368664 1.63604860 0.00000000</text:p>
          </table:table-cell>
          <table:covered-table-cell table:number-columns-repeated="2" table:style-name="ce2"/>
        </table:table-row>
        <table:table-row table:style-name="ro2">
          <table:table-cell office:value-type="string" calcext:value-type="string">
            <text:p>H</text:p>
          </table:table-cell>
          <table:table-cell table:style-name="ce2" table:formula="of:=[.B31]*COS([.C33])" office:value-type="float" office:value="0.864779790785922" calcext:value-type="float">
            <text:p>0.86477979</text:p>
          </table:table-cell>
          <table:table-cell table:style-name="ce2" office:value-type="float" office:value="0" calcext:value-type="float">
            <text:p>0.00000000</text:p>
          </table:table-cell>
          <table:table-cell table:style-name="ce2" table:formula="of:=[.B31]*SIN([.C33])" office:value-type="float" office:value="0.499280845" calcext:value-type="float">
            <text:p>0.49928085</text:p>
          </table:table-cell>
          <table:table-cell/>
          <table:table-cell table:style-name="ce4" office:value-type="string" calcext:value-type="string" table:number-columns-spanned="3" table:number-rows-spanned="1">
            <text:p>0.86477979 0.00000000 0.49928085</text:p>
          </table:table-cell>
          <table:covered-table-cell table:number-columns-repeated="2" table:style-name="ce2"/>
        </table:table-row>
        <table:table-row table:style-name="ro2">
          <table:table-cell table:number-columns-repeated="5"/>
          <table:table-cell table:style-name="ce2"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4"/>
          <table:table-cell table:style-name="ce2" table:number-columns-repeated="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.682749" calcext:value-type="float">
            <text:p>1.682749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.904676" calcext:value-type="float">
            <text:p>2.904676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0.98245016" calcext:value-type="float">
            <text:p>0.98245016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theta(ClOH)</text:p>
          </table:table-cell>
          <table:table-cell office:value-type="float" office:value="103.53" calcext:value-type="float">
            <text:p>103.53</text:p>
          </table:table-cell>
          <table:table-cell table:formula="of:=[.B44]*(2*PI())/360" office:value-type="float" office:value="1.80693937458973" calcext:value-type="float">
            <text:p>1.80693937458973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 calcext:value-type="string">
            <text:p>oop</text:p>
          </table:table-cell>
          <table:table-cell office:value-type="float" office:value="45" calcext:value-type="float">
            <text:p>45</text:p>
          </table:table-cell>
          <table:table-cell table:formula="of:=[.B45]*(2*PI())/360" office:value-type="float" office:value="0.785398163397448" calcext:value-type="float">
            <text:p>0.785398163397448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2" table:number-columns-repeated="3"/>
        </table:table-row>
        <table:table-row table:style-name="ro2">
          <table:table-cell office:value-type="string" calcext:value-type="string">
            <text:p>O </text:p>
          </table:table-cell>
          <table:table-cell table:number-columns-repeated="3"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Cl-</text:p>
          </table:table-cell>
          <table:table-cell table:style-name="ce2" table:formula="of:=[.B42]" office:value-type="float" office:value="2.904676" calcext:value-type="float">
            <text:p>2.90467600</text:p>
          </table:table-cell>
          <table:table-cell table:number-columns-repeated="2"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Cl-</text:p>
          </table:table-cell>
          <table:table-cell table:style-name="ce2" table:formula="of:=[.B41]*COS([.C44])" office:value-type="float" office:value="-0.393686639554355" calcext:value-type="float">
            <text:p>-0.39368664</text:p>
          </table:table-cell>
          <table:table-cell table:style-name="ce2" table:formula="of:=[.B41]*SIN([.C44])" office:value-type="float" office:value="1.63604860161225" calcext:value-type="float">
            <text:p>1.63604860</text:p>
          </table:table-cell>
          <table:table-cell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H</text:p>
          </table:table-cell>
          <table:table-cell table:style-name="ce2" table:formula="of:=[.B43]*COS([.C45])" office:value-type="float" office:value="0.694697170313809" calcext:value-type="float">
            <text:p>0.69469717</text:p>
          </table:table-cell>
          <table:table-cell table:style-name="ce2" office:value-type="float" office:value="0" calcext:value-type="float">
            <text:p>0.00000000</text:p>
          </table:table-cell>
          <table:table-cell table:style-name="ce2" table:formula="of:=[.B43]*SIN([.C45])" office:value-type="float" office:value="0.694697170313809" calcext:value-type="float">
            <text:p>0.69469717</text:p>
          </table:table-cell>
          <table:table-cell/>
          <table:table-cell table:style-name="ce4" office:value-type="string" calcext:value-type="string" table:number-columns-spanned="3" table:number-rows-spanned="1">
            <text:p>0.69469717 0.00000000 0.69469717</text:p>
          </table:table-cell>
          <table:covered-table-cell table:number-columns-repeated="2" table:style-name="ce2"/>
        </table:table-row>
        <table:table-row table:style-name="ro2">
          <table:table-cell table:number-columns-repeated="5"/>
          <table:table-cell table:style-name="ce2" table:number-columns-repeated="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4"/>
          <table:table-cell table:style-name="ce2" table:number-columns-repeated="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.682749" calcext:value-type="float">
            <text:p>1.682749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.904676" calcext:value-type="float">
            <text:p>2.904676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0.97349779" calcext:value-type="float">
            <text:p>0.97349779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theta(ClOH)</text:p>
          </table:table-cell>
          <table:table-cell office:value-type="float" office:value="103.53" calcext:value-type="float">
            <text:p>103.53</text:p>
          </table:table-cell>
          <table:table-cell table:formula="of:=[.B56]*(2*PI())/360" office:value-type="float" office:value="1.80693937458973" calcext:value-type="float">
            <text:p>1.80693937458973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 calcext:value-type="string">
            <text:p>oop</text:p>
          </table:table-cell>
          <table:table-cell office:value-type="float" office:value="60" calcext:value-type="float">
            <text:p>60</text:p>
          </table:table-cell>
          <table:table-cell table:formula="of:=[.B57]*(2*PI())/360" office:value-type="float" office:value="1.0471975511966" calcext:value-type="float">
            <text:p>1.0471975511966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2" table:number-columns-repeated="3"/>
        </table:table-row>
        <table:table-row table:style-name="ro2">
          <table:table-cell office:value-type="string" calcext:value-type="string">
            <text:p>O </text:p>
          </table:table-cell>
          <table:table-cell table:number-columns-repeated="3"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Cl-</text:p>
          </table:table-cell>
          <table:table-cell table:style-name="ce2" table:formula="of:=[.B54]" office:value-type="float" office:value="2.904676" calcext:value-type="float">
            <text:p>2.90467600</text:p>
          </table:table-cell>
          <table:table-cell table:number-columns-repeated="2"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Cl-</text:p>
          </table:table-cell>
          <table:table-cell table:style-name="ce2" table:formula="of:=[.B53]*COS([.C56])" office:value-type="float" office:value="-0.393686639554355" calcext:value-type="float">
            <text:p>-0.39368664</text:p>
          </table:table-cell>
          <table:table-cell table:style-name="ce2" table:formula="of:=[.B53]*SIN([.C56])" office:value-type="float" office:value="1.63604860161225" calcext:value-type="float">
            <text:p>1.63604860</text:p>
          </table:table-cell>
          <table:table-cell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H</text:p>
          </table:table-cell>
          <table:table-cell table:style-name="ce2" table:formula="of:=[.B55]*COS([.C57])" office:value-type="float" office:value="0.486748895" calcext:value-type="float">
            <text:p>0.48674890</text:p>
          </table:table-cell>
          <table:table-cell table:style-name="ce2" office:value-type="float" office:value="0" calcext:value-type="float">
            <text:p>0.00000000</text:p>
          </table:table-cell>
          <table:table-cell table:style-name="ce2" table:formula="of:=[.B55]*SIN([.C57])" office:value-type="float" office:value="0.843073816668009" calcext:value-type="float">
            <text:p>0.84307382</text:p>
          </table:table-cell>
          <table:table-cell/>
          <table:table-cell table:style-name="ce4" office:value-type="string" calcext:value-type="string" table:number-columns-spanned="3" table:number-rows-spanned="1">
            <text:p>0.48674890 0.00000000 0.84307382</text:p>
          </table:table-cell>
          <table:covered-table-cell table:number-columns-repeated="2" table:style-name="ce2"/>
        </table:table-row>
        <table:table-row table:style-name="ro2">
          <table:table-cell table:number-columns-repeated="5"/>
          <table:table-cell table:style-name="ce2"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4"/>
          <table:table-cell table:style-name="ce2" table:number-columns-repeated="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.682749" calcext:value-type="float">
            <text:p>1.682749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.904676" calcext:value-type="float">
            <text:p>2.904676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0.96998256" calcext:value-type="float">
            <text:p>0.96998256</text:p>
          </table:table-cell>
          <table:table-cell table:number-columns-repeated="3"/>
          <table:table-cell table:style-name="ce2" table:number-columns-repeated="3"/>
        </table:table-row>
        <table:table-row table:style-name="ro2">
          <table:table-cell office:value-type="string" calcext:value-type="string">
            <text:p>theta(ClOH)</text:p>
          </table:table-cell>
          <table:table-cell office:value-type="float" office:value="103.53" calcext:value-type="float">
            <text:p>103.53</text:p>
          </table:table-cell>
          <table:table-cell table:formula="of:=[.B68]*(2*PI())/360" office:value-type="float" office:value="1.80693937458973" calcext:value-type="float">
            <text:p>1.80693937458973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office:value-type="string" calcext:value-type="string">
            <text:p>oop</text:p>
          </table:table-cell>
          <table:table-cell office:value-type="float" office:value="75" calcext:value-type="float">
            <text:p>75</text:p>
          </table:table-cell>
          <table:table-cell table:formula="of:=[.B69]*(2*PI())/360" office:value-type="float" office:value="1.30899693899575" calcext:value-type="float">
            <text:p>1.30899693899575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2" table:number-columns-repeated="3"/>
        </table:table-row>
        <table:table-row table:style-name="ro2">
          <table:table-cell office:value-type="string" calcext:value-type="string">
            <text:p>O </text:p>
          </table:table-cell>
          <table:table-cell table:number-columns-repeated="3"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Cl-</text:p>
          </table:table-cell>
          <table:table-cell table:style-name="ce2" table:formula="of:=[.B66]" office:value-type="float" office:value="2.904676" calcext:value-type="float">
            <text:p>2.90467600</text:p>
          </table:table-cell>
          <table:table-cell table:number-columns-repeated="2"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Cl-</text:p>
          </table:table-cell>
          <table:table-cell table:style-name="ce2" table:formula="of:=[.B65]*COS([.C68])" office:value-type="float" office:value="-0.393686639554355" calcext:value-type="float">
            <text:p>-0.39368664</text:p>
          </table:table-cell>
          <table:table-cell table:style-name="ce2" table:formula="of:=[.B65]*SIN([.C68])" office:value-type="float" office:value="1.63604860161225" calcext:value-type="float">
            <text:p>1.63604860</text:p>
          </table:table-cell>
          <table:table-cell table:style-name="ce2" office:value-type="float" office:value="0" calcext:value-type="float">
            <text:p>0.00000000</text:p>
          </table:table-cell>
          <table:table-cell/>
          <table:table-cell table:style-name="ce4" table:number-columns-spanned="3" table:number-rows-spanned="1"/>
          <table:covered-table-cell table:number-columns-repeated="2" table:style-name="ce2"/>
        </table:table-row>
        <table:table-row table:style-name="ro2">
          <table:table-cell office:value-type="string" calcext:value-type="string">
            <text:p>H</text:p>
          </table:table-cell>
          <table:table-cell table:style-name="ce2" table:formula="of:=[.B67]*COS([.C69])" office:value-type="float" office:value="0.251049959945299" calcext:value-type="float">
            <text:p>0.25104996</text:p>
          </table:table-cell>
          <table:table-cell table:style-name="ce2" office:value-type="float" office:value="0" calcext:value-type="float">
            <text:p>0.00000000</text:p>
          </table:table-cell>
          <table:table-cell table:style-name="ce2" table:formula="of:=[.B67]*SIN([.C69])" office:value-type="float" office:value="0.936931205753986" calcext:value-type="float">
            <text:p>0.93693121</text:p>
          </table:table-cell>
          <table:table-cell/>
          <table:table-cell table:style-name="ce4" office:value-type="string" calcext:value-type="string" table:number-columns-spanned="3" table:number-rows-spanned="1">
            <text:p>0.25104996 0.00000000 0.93693121</text:p>
          </table:table-cell>
          <table:covered-table-cell table:number-columns-repeated="2"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20:34:25.023253998</meta:creation-date>
    <dc:date>2021-09-16T16:33:26.312430321</dc:date>
    <meta:editing-duration>PT1H15M58S</meta:editing-duration>
    <meta:editing-cycles>1</meta:editing-cycles>
    <meta:document-statistic meta:table-count="1" meta:cell-count="210" meta:object-count="0"/>
    <meta:generator>LibreOffice/5.3.6.1$Linux_X86_64 LibreOffice_project/30$Build-1</meta:generator>
  </office:meta>
</office:document-meta>
</file>